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lang or "en_US")&gt;</text:placeholder></text:p>
        <text:p text:style-name="MP2">Ejemp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3-12-30T03:04:22</dc:date>
    <dc:creator>Juan Scarafia</dc:creator>
    <meta:editing-duration>PT5H49M10S</meta:editing-duration>
    <meta:editing-cycles>103</meta:editing-cycles>
    <meta:generator>LibreOffice/3.5$Linux_X86_64 LibreOffice_project/350m1$Build-2</meta:generator>
    <meta:document-statistic meta:table-count="0" meta:image-count="0" meta:object-count="0" meta:page-count="1" meta:paragraph-count="2" meta:word-count="4" meta:character-count="32" meta:non-whitespace-character-count="30"/>
  </office:meta>
</office:document-meta>
</file>